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268781" officeooo:paragraph-rsid="00268781"/>
    </style:style>
    <style:style style:name="P2" style:family="paragraph" style:parent-style-name="Text_20_body">
      <style:text-properties officeooo:rsid="00268781" officeooo:paragraph-rsid="00268781"/>
    </style:style>
    <style:style style:name="P3" style:family="paragraph" style:parent-style-name="Text_20_body">
      <style:text-properties officeooo:rsid="00111779" officeooo:paragraph-rsid="00111779"/>
    </style:style>
    <style:style style:name="P4" style:family="paragraph" style:parent-style-name="Text_20_body">
      <style:text-properties officeooo:rsid="0011b4f0" officeooo:paragraph-rsid="00139c15"/>
    </style:style>
    <style:style style:name="P5" style:family="paragraph" style:parent-style-name="Code_20_block">
      <style:text-properties officeooo:rsid="0011b4f0"/>
    </style:style>
    <style:style style:name="P6" style:family="paragraph" style:parent-style-name="Text_20_body">
      <style:text-properties officeooo:rsid="00139c15" officeooo:paragraph-rsid="00139c15"/>
    </style:style>
    <style:style style:name="P7" style:family="paragraph" style:parent-style-name="Text_20_body">
      <style:text-properties officeooo:rsid="00139c15" officeooo:paragraph-rsid="0024aee3"/>
    </style:style>
    <style:style style:name="P8" style:family="paragraph" style:parent-style-name="Text_20_body">
      <style:paragraph-properties fo:margin-top="0in" fo:margin-bottom="0in" style:contextual-spacing="false" fo:line-height="100%"/>
    </style:style>
    <style:style style:name="P9" style:family="paragraph" style:parent-style-name="Title">
      <style:text-properties officeooo:paragraph-rsid="00124133"/>
    </style:style>
    <style:style style:name="P10" style:family="paragraph" style:parent-style-name="Text_20_body">
      <style:paragraph-properties fo:margin-top="0in" fo:margin-bottom="0in" style:contextual-spacing="false"/>
      <style:text-properties officeooo:rsid="0013f1f9" officeooo:paragraph-rsid="0013f1f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13f1f9"/>
    </style:style>
    <style:style style:name="P12" style:family="paragraph" style:parent-style-name="Text_20_body">
      <style:paragraph-properties fo:margin-top="0in" fo:margin-bottom="0in" style:contextual-spacing="false"/>
      <style:text-properties officeooo:rsid="0015b314" officeooo:paragraph-rsid="0015b314"/>
    </style:style>
    <style:style style:name="P13" style:family="paragraph" style:parent-style-name="Text_20_body">
      <style:text-properties officeooo:rsid="0016aa82" officeooo:paragraph-rsid="0016aa82"/>
    </style:style>
    <style:style style:name="P14" style:family="paragraph" style:parent-style-name="Code_20_block" style:master-page-name="">
      <style:paragraph-properties fo:keep-together="auto" style:page-number="auto" fo:keep-with-next="auto"/>
    </style:style>
    <style:style style:name="P15" style:family="paragraph" style:parent-style-name="Code_20_block">
      <style:paragraph-properties fo:keep-together="auto" fo:keep-with-next="auto"/>
    </style:style>
    <style:style style:name="P16" style:family="paragraph" style:parent-style-name="Text_20_body">
      <style:text-properties officeooo:rsid="001730e9" officeooo:paragraph-rsid="001730e9"/>
    </style:style>
    <style:style style:name="P17" style:family="paragraph" style:parent-style-name="Text_20_body">
      <style:text-properties officeooo:rsid="00189c31" officeooo:paragraph-rsid="00189c31"/>
    </style:style>
    <style:style style:name="P18" style:family="paragraph" style:parent-style-name="Text_20_body">
      <style:text-properties officeooo:rsid="00189c31" officeooo:paragraph-rsid="001c4a19"/>
    </style:style>
    <style:style style:name="P19" style:family="paragraph" style:parent-style-name="Text_20_body">
      <style:text-properties officeooo:rsid="001c4a19" officeooo:paragraph-rsid="001d418f"/>
    </style:style>
    <style:style style:name="P20" style:family="paragraph" style:parent-style-name="Text_20_body">
      <style:text-properties officeooo:rsid="0021c3b8" officeooo:paragraph-rsid="0021c3b8"/>
    </style:style>
    <style:style style:name="P21" style:family="paragraph" style:parent-style-name="Text_20_body">
      <style:text-properties officeooo:rsid="00234c05" officeooo:paragraph-rsid="00234c05"/>
    </style:style>
    <style:style style:name="P22" style:family="paragraph" style:parent-style-name="Code_20_block">
      <style:text-properties officeooo:rsid="00101060"/>
    </style:style>
    <style:style style:name="P23" style:family="paragraph" style:parent-style-name="Code_20_block">
      <style:text-properties officeooo:rsid="0027bba7" officeooo:paragraph-rsid="0027bba7"/>
    </style:style>
    <style:style style:name="P24" style:family="paragraph" style:parent-style-name="Code_20_block">
      <style:text-properties officeooo:rsid="0027bba7" officeooo:paragraph-rsid="00285adb"/>
    </style:style>
    <style:style style:name="P25" style:family="paragraph" style:parent-style-name="Code_20_block">
      <style:text-properties officeooo:rsid="00285adb" officeooo:paragraph-rsid="00285adb"/>
    </style:style>
    <style:style style:name="P26" style:family="paragraph" style:parent-style-name="Code_20_block">
      <style:text-properties officeooo:rsid="002a4037" officeooo:paragraph-rsid="002a4037"/>
    </style:style>
    <style:style style:name="P27" style:family="paragraph" style:parent-style-name="Code_20_block">
      <style:text-properties officeooo:rsid="002fae7a" officeooo:paragraph-rsid="002fae7a"/>
    </style:style>
    <style:style style:name="P28" style:family="paragraph" style:parent-style-name="Text_20_body">
      <style:text-properties officeooo:rsid="002fae7a" officeooo:paragraph-rsid="002fae7a"/>
    </style:style>
    <style:style style:name="P29" style:family="paragraph" style:parent-style-name="Text_20_body">
      <style:text-properties officeooo:rsid="002c82be" officeooo:paragraph-rsid="002c82be"/>
    </style:style>
    <style:style style:name="P30" style:family="paragraph" style:parent-style-name="Text_20_body">
      <style:text-properties officeooo:rsid="0033cf0f" officeooo:paragraph-rsid="0033cf0f"/>
    </style:style>
    <style:style style:name="P31" style:family="paragraph" style:parent-style-name="Heading_20_1">
      <style:text-properties officeooo:rsid="0033434d" officeooo:paragraph-rsid="0033434d"/>
    </style:style>
    <style:style style:name="P32" style:family="paragraph" style:parent-style-name="Heading_20_1">
      <style:text-properties officeooo:rsid="002fae7a" officeooo:paragraph-rsid="002fae7a"/>
    </style:style>
    <style:style style:name="P33" style:family="paragraph" style:parent-style-name="Text_20_body" style:list-style-name="L1"/>
    <style:style style:name="P34" style:family="paragraph" style:parent-style-name="Text_20_body" style:list-style-name="L2">
      <style:paragraph-properties fo:margin-top="0in" fo:margin-bottom="0in" style:contextual-spacing="false"/>
      <style:text-properties officeooo:paragraph-rsid="0013f1f9"/>
    </style:style>
    <style:style style:name="P35" style:family="paragraph" style:parent-style-name="Text_20_body" style:list-style-name="L3">
      <style:paragraph-properties fo:margin-top="0in" fo:margin-bottom="0in" style:contextual-spacing="false"/>
      <style:text-properties officeooo:paragraph-rsid="0013f1f9"/>
    </style:style>
    <style:style style:name="P36" style:family="paragraph" style:parent-style-name="Text_20_body" style:list-style-name="L3">
      <style:paragraph-properties fo:margin-top="0in" fo:margin-bottom="0in" style:contextual-spacing="false"/>
      <style:text-properties officeooo:rsid="0013f1f9" officeooo:paragraph-rsid="0013f1f9"/>
    </style:style>
    <style:style style:name="T1" style:family="text">
      <style:text-properties style:font-name="Arial"/>
    </style:style>
    <style:style style:name="T2" style:family="text">
      <style:text-properties officeooo:rsid="0030dda7"/>
    </style:style>
    <style:style style:name="T3" style:family="text">
      <style:text-properties officeooo:rsid="0037275b"/>
    </style:style>
    <style:style style:name="T4" style:family="text">
      <style:text-properties officeooo:rsid="000ff244"/>
    </style:style>
    <style:style style:name="T5" style:family="text">
      <style:text-properties officeooo:rsid="00101060"/>
    </style:style>
    <style:style style:name="T6" style:family="text">
      <style:text-properties officeooo:rsid="00110a9b"/>
    </style:style>
    <style:style style:name="T7" style:family="text">
      <style:text-properties officeooo:rsid="0011177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ff244" style:font-style-asian="italic" style:font-style-complex="italic"/>
    </style:style>
    <style:style style:name="T10" style:family="text">
      <style:text-properties fo:font-style="italic" officeooo:rsid="00101060" style:font-style-asian="italic" style:font-style-complex="italic"/>
    </style:style>
    <style:style style:name="T11" style:family="text">
      <style:text-properties fo:font-style="italic" officeooo:rsid="0037051c" style:font-style-asian="italic" style:font-style-complex="italic"/>
    </style:style>
    <style:style style:name="T12" style:family="text">
      <style:text-properties officeooo:rsid="00124133"/>
    </style:style>
    <style:style style:name="T13" style:family="text">
      <style:text-properties officeooo:rsid="00139c15"/>
    </style:style>
    <style:style style:name="T14" style:family="text">
      <style:text-properties officeooo:rsid="0013f1f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730e9" style:font-weight-asian="bold" style:font-weight-complex="bold"/>
    </style:style>
    <style:style style:name="T17" style:family="text">
      <style:text-properties officeooo:rsid="001a7e39"/>
    </style:style>
    <style:style style:name="T18" style:family="text">
      <style:text-properties officeooo:rsid="001c4a19"/>
    </style:style>
    <style:style style:name="T19" style:family="text">
      <style:text-properties officeooo:rsid="001d418f"/>
    </style:style>
    <style:style style:name="T20" style:family="text">
      <style:text-properties officeooo:rsid="0021c3b8"/>
    </style:style>
    <style:style style:name="T21" style:family="text">
      <style:text-properties officeooo:rsid="00234c05"/>
    </style:style>
    <style:style style:name="T22" style:family="text">
      <style:text-properties officeooo:rsid="0024aee3"/>
    </style:style>
    <style:style style:name="T23" style:family="text">
      <style:text-properties officeooo:rsid="00285adb"/>
    </style:style>
    <style:style style:name="T24" style:family="text">
      <style:text-properties officeooo:rsid="002a4037"/>
    </style:style>
    <style:style style:name="T25" style:family="text">
      <style:text-properties officeooo:rsid="002e314e"/>
    </style:style>
    <style:style style:name="T26" style:family="text">
      <style:text-properties officeooo:rsid="0033434d"/>
    </style:style>
    <style:style style:name="T27" style:family="text">
      <style:text-properties officeooo:rsid="0037051c"/>
    </style:style>
    <style:style style:name="T28" style:family="text">
      <style:text-properties officeooo:rsid="003882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ustlings Cheat Sheet</text:p>
      <text:p text:style-name="P9">Rust Aarhus</text:p>
      <text:p text:style-name="P29">This is a<text:span text:style-name="T25"> Rust</text:span> cheat sheet that is designed for the rustlings course, up till quiz 2.</text:p>
      <text:h text:style-name="P31" text:outline-level="1">Preparations</text:h>
      <text:p text:style-name="Text_20_body">Install the Rust toolchain: https://www.rust-lang.org<text:span text:style-name="T26">/ </text:span>and click “GET STARTED”.</text:p>
      <text:p text:style-name="Text_20_body">Install rustlings: https://github.com/rust-lang/rustlings/</text:p>
      <text:p text:style-name="Text_20_body">Useful rustlings commands:</text:p>
      <text:list text:style-name="L1">
        <text:list-item>
          <text:p text:style-name="P33"><text:span text:style-name="Source_20_Text">rustlings watch</text:span>: Run this once in a terminal you can see while you solve the exercises. This will automatically build the code when you save the files.</text:p>
        </text:list-item>
        <text:list-item>
          <text:p text:style-name="P33"><text:span text:style-name="Source_20_Text">rustlings hint myExercise1</text:span>: Run this if you need a hint for myExercise1. Sometime the hints are useful for understanding the exercises.</text:p>
        </text:list-item>
      </text:list>
      <text:h text:style-name="Heading_20_1" text:outline-level="1">References</text:h>
      <text:p text:style-name="P30">Go to https://www.rust-lang.org/ and click "Learn" in the top of the page. Here you will find "The Book", documentation of the standard library, the Rust reference and much more.</text:p>
      <text:h text:style-name="Heading_20_1" text:outline-level="1"><text:bookmark text:name="variables"/>Variables</text:h>
      <text:p text:style-name="P6">Syntax</text:p>
      <text:p text:style-name="Code_20_block"><text:span text:style-name="T4">let [mut] </text:span><text:span text:style-name="T9">name</text:span><text:span text:style-name="T4"> [: </text:span><text:span text:style-name="T9">type</text:span><text:span text:style-name="T4">] [= </text:span><text:span text:style-name="T9">value</text:span><text:span text:style-name="T4">];</text:span></text:p>
      <text:p text:style-name="P8">Examples</text:p>
      <text:p text:style-name="Code_20_block">let foo: u32 = 42;</text:p>
      <text:p text:style-name="Code_20_block">let foo = 42; (type inference)</text:p>
      <text:p text:style-name="Code_20_block">let mut foo = 42;</text:p>
      <text:h text:style-name="Heading_20_1" text:outline-level="1">Constants</text:h>
      <text:p text:style-name="P6">Syntax</text:p>
      <text:p text:style-name="Code_20_block">const <text:span text:style-name="T8">NAME</text:span>: type = <text:span text:style-name="T8">value</text:span>;</text:p>
      <text:p text:style-name="P6">Example</text:p>
      <text:p text:style-name="Code_20_block"><text:soft-page-break/>const FOO: u32 = 42;</text:p>
      <text:h text:style-name="Heading_20_1" text:outline-level="1"><text:bookmark text:name="functions"/>Functions</text:h>
      <text:p text:style-name="P6">Syntax</text:p>
      <text:p text:style-name="Code_20_block"><text:span text:style-name="T5">fn </text:span><text:span text:style-name="T10">name</text:span><text:span text:style-name="T5">([</text:span><text:span text:style-name="T10">arg_name</text:span><text:span text:style-name="T5">: type]...) [-&gt; type] { }</text:span></text:p>
      <text:p text:style-name="P6">Examples</text:p>
      <text:p text:style-name="P22">fn hello_world() {</text:p>
      <text:p text:style-name="P22"><text:tab/>println!("Hello world!");</text:p>
      <text:p text:style-name="P22">}</text:p>
      <text:p text:style-name="Code_20_block"/>
      <text:p text:style-name="P22">fn add(a: i32, b: i32) -&gt; i32 {</text:p>
      <text:p text:style-name="Code_20_block"><text:span text:style-name="T22"><text:s text:c="4"/></text:span><text:span text:style-name="T5">a + b // note there is no semicolon.</text:span></text:p>
      <text:p text:style-name="Code_20_block"><text:span text:style-name="T22"><text:s text:c="10"/></text:span><text:span text:style-name="T13">//</text:span><text:span text:style-name="T5"> Can also be written as below.</text:span></text:p>
      <text:p text:style-name="Code_20_block"><text:span text:style-name="T22"><text:s text:c="10"/></text:span><text:span text:style-name="T5">// return a + b;</text:span></text:p>
      <text:p text:style-name="Code_20_block">}</text:p>
      <text:h text:style-name="P32" text:outline-level="1">Print</text:h>
      <text:p text:style-name="P28">For writing to stdout (console) you can use the <text:span text:style-name="Source_20_Text">print!</text:span> and <text:span text:style-name="Source_20_Text">println!</text:span> macros.</text:p>
      <text:p text:style-name="P28">Examples:</text:p>
      <text:p text:style-name="P27">println!("Hello, world!);</text:p>
      <text:p text:style-name="P27">println!("Number of apples: {apples}");</text:p>
      <text:p text:style-name="P27">println!("Number of apples: {}", apples);</text:p>
      <text:h text:style-name="Heading_20_1" text:outline-level="1"><text:bookmark text:name="if-statements"/>If-<text:span text:style-name="T27">expressions</text:span></text:h>
      <text:p text:style-name="P6">Syntax</text:p>
      <text:p text:style-name="Code_20_block"><text:span text:style-name="T6">if </text:span><text:span text:style-name="T11">expression</text:span><text:span text:style-name="T6"> {} [ else if </text:span><text:span text:style-name="T11">expression</text:span><text:span text:style-name="T6"> {} ] [</text:span><text:span text:style-name="T7"> </text:span><text:span text:style-name="T6">else {}</text:span><text:span text:style-name="T7"> </text:span><text:span text:style-name="T6">]</text:span></text:p>
      <text:p text:style-name="P6">Example</text:p>
      <text:p text:style-name="P14">if a &lt; 0 {</text:p>
      <text:p text:style-name="P15"><text:tab/>println!("a is less than 0");</text:p>
      <text:p text:style-name="P15">} else if a &gt; 0 {</text:p>
      <text:p text:style-name="P15"><text:tab/>println!("a is more than 0");</text:p>
      <text:p text:style-name="P15">} else {</text:p>
      <text:p text:style-name="P15"><text:tab/>println!("a is 0");</text:p>
      <text:p text:style-name="P15">}</text:p>
      <text:h text:style-name="Heading_20_1" text:outline-level="1"><text:bookmark text:name="primitive-types"/>Primitive types</text:h>
      <text:p text:style-name="Text_20_body">Integers:<text:span text:style-name="Source_20_Text"> u8, i8, u16, i16, u32, i32, u64, i64</text:span></text:p>
      <text:p text:style-name="P3">Floats:<text:span text:style-name="Source_20_Text"> f32, f64</text:span></text:p>
      <text:p text:style-name="Code_20_block"><text:soft-page-break/>let b: bool = true; // or false</text:p>
      <text:p text:style-name="Code_20_block">let letter: char = 'a';</text:p>
      <text:p text:style-name="Code_20_block">let array: [0; 10]; // 10 zeros</text:p>
      <text:p text:style-name="Code_20_block">let slice = array[2..4]; a slice from index 2 to 4 of array</text:p>
      <text:p text:style-name="Code_20_block">let tuple: (bool, u32) = (true, 42);</text:p>
      <text:p text:style-name="Code_20_block">let (b, i) = tuple; // destructuring a tuple</text:p>
      <text:p text:style-name="Code_20_block">let b = tuple.0; // tuple indexing</text:p>
      <text:h text:style-name="Heading_20_1" text:outline-level="1"><text:bookmark text:name="vectors"/>Vectors</text:h>
      <text:p text:style-name="P6">Instantiation and pushing data</text:p>
      <text:p text:style-name="Code_20_block">let<text:span text:style-name="T12"> mut</text:span> v<text:span text:style-name="T13">ector</text:span> = Vec<text:span text:style-name="T12">::new()</text:span></text:p>
      <text:p text:style-name="Code_20_block"><text:span text:style-name="T12">v</text:span><text:span text:style-name="T13">ector</text:span><text:span text:style-name="T12">.push(1);</text:span></text:p>
      <text:p text:style-name="Code_20_block"><text:span text:style-name="T12">v</text:span><text:span text:style-name="T13">ector</text:span><text:span text:style-name="T12">.push(5);</text:span></text:p>
      <text:p text:style-name="Code_20_block"><text:span text:style-name="T12">v</text:span><text:span text:style-name="T13">ector</text:span><text:span text:style-name="T12">.push(9);</text:span></text:p>
      <text:p text:style-name="P4"><text:span text:style-name="T13">Instantiation via </text:span><text:span text:style-name="Source_20_Text"><text:span text:style-name="T13">vec!</text:span></text:span><text:span text:style-name="T13"> macro</text:span></text:p>
      <text:p text:style-name="Code_20_block"><text:span text:style-name="T12">let v</text:span><text:span text:style-name="T13">ector</text:span><text:span text:style-name="T12"> = vec![1, 5, 9];</text:span></text:p>
      <text:p text:style-name="P6">Iterating a vector</text:p>
      <text:p text:style-name="Code_20_block">for element in vector {</text:p>
      <text:p text:style-name="Code_20_block"><text:tab/>println!("{element}");</text:p>
      <text:p text:style-name="Code_20_block">}</text:p>
      <text:p text:style-name="P6">Immutable iterator</text:p>
      <text:p text:style-name="Code_20_block">let sum: i32 = vector.iter().sum();</text:p>
      <text:p text:style-name="P7">Mutable iterator</text:p>
      <text:p text:style-name="Code_20_block">for element in vector.iter_mut() {</text:p>
      <text:p text:style-name="Code_20_block"><text:tab/>*element += 2;</text:p>
      <text:p text:style-name="Code_20_block">}</text:p>
      <text:p text:style-name="P6">Mapping one vector to another</text:p>
      <text:p text:style-name="P5">let neg: Vec&lt;i32&gt; = vector.iter().map(|x| -x).collect();</text:p>
      <text:h text:style-name="Heading_20_1" text:outline-level="1"><text:bookmark text:name="move-semantics"/>Move semantics</text:h>
      <text:p text:style-name="P10">Ownership rules</text:p>
      <text:list text:style-name="L2">
        <text:list-item>
          <text:p text:style-name="P34"><text:span text:style-name="T14">Each value in Rust has an </text:span><text:span text:style-name="Emphasis"><text:span text:style-name="T14">owner</text:span></text:span><text:span text:style-name="T14">. </text:span></text:p>
        </text:list-item>
        <text:list-item>
          <text:p text:style-name="P34">There can only be one owner at a time. </text:p>
        </text:list-item>
        <text:list-item>
          <text:p text:style-name="P34">When the owner goes out of scope, the value will be dropped. </text:p>
        </text:list-item>
      </text:list>
      <text:p text:style-name="P10"/>
      <text:p text:style-name="P10">Move the ownership of <text:span text:style-name="Source_20_Text">s</text:span> to a function:</text:p>
      <text:p text:style-name="Code_20_block"><text:soft-page-break/>fn main() {<text:line-break/> <text:s text:c="3"/>let s = String::from("I love Rust");<text:line-break/> <text:s text:c="3"/>take_ownership(s);<text:line-break/> <text:s text:c="3"/>// println!("{s}"); // this is not possible<text:line-break/>}<text:line-break/><text:line-break/>fn take_ownership(s: String) {<text:line-break/> <text:s text:c="3"/>println!("I own '{s}'");<text:line-break/>}</text:p>
      <text:p text:style-name="P10"><text:span text:style-name="Source_20_Text"/></text:p>
      <text:p text:style-name="P10">The Rules of References</text:p>
      <text:list text:style-name="L3">
        <text:list-item>
          <text:p text:style-name="P35">At any given time, you can have either one mutable reference or any number of immutable references.</text:p>
        </text:list-item>
        <text:list-item>
          <text:p text:style-name="P36">References must always be valid.</text:p>
        </text:list-item>
      </text:list>
      <text:p text:style-name="P11"/>
      <text:p text:style-name="P12">Borrow the variable <text:span text:style-name="Source_20_Text">s</text:span> via a reference:</text:p>
      <text:p text:style-name="Code_20_block">fn main() {<text:line-break/> <text:s text:c="3"/>let s = String::from("I love Rust");<text:line-break/> <text:s text:c="3"/>borrow(&amp;s);<text:line-break/> <text:s text:c="3"/>println!("I own '{s}'");<text:line-break/>}<text:line-break/><text:line-break/>fn borrow(s: &amp;String) {<text:line-break/> <text:s text:c="3"/>println!("I borrow '{s}'");<text:line-break/>}</text:p>
      <text:p text:style-name="P10"/>
      <text:p text:style-name="P12">Cloning data:</text:p>
      <text:p text:style-name="Code_20_block">let s = String::from("I love Rust");</text:p>
      <text:p text:style-name="Code_20_block">let clone = s.clone();</text:p>
      <text:h text:style-name="Heading_20_1" text:outline-level="1"><text:bookmark text:name="structs"/>Structs</text:h>
      <text:p text:style-name="P13">Syntax for classic <text:span text:style-name="T15">C-style struct</text:span>:</text:p>
      <text:p text:style-name="Code_20_block">struct <text:span text:style-name="T8">Name</text:span> {</text:p>
      <text:p text:style-name="Code_20_block"><text:tab/><text:span text:style-name="T8">field_name</text:span>: type</text:p>
      <text:p text:style-name="Code_20_block"><text:tab/>...</text:p>
      <text:p text:style-name="Code_20_block">}</text:p>
      <text:p text:style-name="P16">Initialization:</text:p>
      <text:p text:style-name="Code_20_block"><text:soft-page-break/>struct Car {color: String, max_speed: u16}</text:p>
      <text:p text:style-name="Code_20_block">let max_speed = 250;</text:p>
      <text:p text:style-name="Code_20_block">let my_car = Car {</text:p>
      <text:p text:style-name="Code_20_block"><text:s text:c="4"/>color: "red".to_owned(), </text:p>
      <text:p text:style-name="Code_20_block"><text:s text:c="4"/>max_speed,</text:p>
      <text:p text:style-name="Code_20_block">};</text:p>
      <text:p text:style-name="P13">Syntax for <text:span text:style-name="T15">tuple struct</text:span>:</text:p>
      <text:p text:style-name="Code_20_block">struct <text:span text:style-name="T8">Name</text:span> (type, ...)</text:p>
      <text:p text:style-name="P17">Initialization:</text:p>
      <text:p text:style-name="Code_20_block">struct Car(String)</text:p>
      <text:p text:style-name="Code_20_block">let my_car = Car("VW".to_owned());</text:p>
      <text:p text:style-name="P13">Syntax for <text:span text:style-name="T15">unit</text:span><text:span text:style-name="T16">-like</text:span><text:span text:style-name="T15"> struct</text:span>:</text:p>
      <text:p text:style-name="Code_20_block">struct <text:span text:style-name="T8">NAME</text:span>;</text:p>
      <text:p text:style-name="P17">Initialization:</text:p>
      <text:p text:style-name="Code_20_block">struct Car;</text:p>
      <text:p text:style-name="Code_20_block">let my_car = Car;</text:p>
      <text:h text:style-name="Heading_20_2" text:outline-level="2">Implementation blocks</text:h>
      <text:p text:style-name="P17">Associate functions to a struct:</text:p>
      <text:p text:style-name="Code_20_block">struct Car { </text:p>
      <text:p text:style-name="Code_20_block"><text:s text:c="4"/>speed: i16 </text:p>
      <text:p text:style-name="Code_20_block">}</text:p>
      <text:p text:style-name="Code_20_block"/>
      <text:p text:style-name="Code_20_block">impl Car {</text:p>
      <text:p text:style-name="Code_20_block"><text:s text:c="4"/>fn new() -&gt; Self {</text:p>
      <text:p text:style-name="Code_20_block"><text:s text:c="8"/>Self { speed: 0 }</text:p>
      <text:p text:style-name="Code_20_block"><text:s text:c="4"/>}</text:p>
      <text:p text:style-name="Code_20_block"/>
      <text:p text:style-name="Code_20_block"><text:s text:c="4"/>fn set_speed(&amp;mut self, speed: i16) {</text:p>
      <text:p text:style-name="Code_20_block"><text:s text:c="8"/>self.speed = speed;</text:p>
      <text:p text:style-name="Code_20_block"><text:s text:c="4"/>}</text:p>
      <text:p text:style-name="Code_20_block">}</text:p>
      <text:p text:style-name="Code_20_block"/>
      <text:p text:style-name="Code_20_block">let mut my_car = Car::new();</text:p>
      <text:p text:style-name="Code_20_block">my_car.set_speed(80);</text:p>
      <text:h text:style-name="Heading_20_1" text:outline-level="1"><text:bookmark text:name="enums"/>Enums</text:h>
      <text:p text:style-name="P17">Declaration:</text:p>
      <text:p text:style-name="Code_20_block">enum <text:span text:style-name="T8">NAME </text:span>{ <text:span text:style-name="T8">VARIANTS</text:span>, ... }</text:p>
      <text:p text:style-name="P17">Where VARIANTS can be simple, anonymous structs, or tuples.</text:p>
      <text:p text:style-name="P17"><text:soft-page-break/>Example:</text:p>
      <text:p text:style-name="Code_20_block">enum Command {</text:p>
      <text:p text:style-name="Code_20_block"><text:s text:c="4"/>Reset, // simple</text:p>
      <text:p text:style-name="Code_20_block"><text:s text:c="4"/>Read { filename: String }, // anonymous struct</text:p>
      <text:p text:style-name="Code_20_block"><text:s text:c="4"/>Password<text:span text:style-name="T17"> </text:span>( String ), // tuple</text:p>
      <text:p text:style-name="Code_20_block">}</text:p>
      <text:p text:style-name="P18"><text:span text:style-name="T18">Pattern matching</text:span><text:span text:style-name="T19"> with if let (</text:span><text:span text:style-name="Source_20_Text"><text:span text:style-name="T19">command</text:span></text:span><text:span text:style-name="T19"> is of type </text:span><text:span text:style-name="Source_20_Text"><text:span text:style-name="T19">Command</text:span></text:span><text:span text:style-name="T19">):</text:span></text:p>
      <text:p text:style-name="Code_20_block">if let <text:span text:style-name="T28">Command::</text:span>Read { filename } = command {</text:p>
      <text:p text:style-name="Code_20_block"><text:tab/>println!("read file {filename}");</text:p>
      <text:p text:style-name="Code_20_block">}</text:p>
      <text:p text:style-name="P19"><text:span text:style-name="T19">Pattern matching with match (</text:span><text:span text:style-name="Source_20_Text"><text:span text:style-name="T19">command</text:span></text:span><text:span text:style-name="T19"> is of type </text:span><text:span text:style-name="Source_20_Text"><text:span text:style-name="T19">Command</text:span></text:span><text:span text:style-name="T19">):</text:span></text:p>
      <text:p text:style-name="Code_20_block">match command {</text:p>
      <text:p text:style-name="Code_20_block"><text:s text:c="4"/>Command::Reset =&gt; println!("Reset"),</text:p>
      <text:p text:style-name="Code_20_block"><text:s text:c="4"/>Command::Read { filename } =&gt; println!("read file {filename}"),</text:p>
      <text:p text:style-name="Code_20_block"><text:s text:c="4"/>Command::Password ( passwd ) =&gt; {</text:p>
      <text:p text:style-name="Code_20_block"><text:s text:c="8"/>set_password(passwd);</text:p>
      <text:p text:style-name="Code_20_block"><text:s text:c="8"/>println!("password has been set");</text:p>
      <text:p text:style-name="Code_20_block"><text:s text:c="4"/>},</text:p>
      <text:p text:style-name="Code_20_block">}</text:p>
      <text:h text:style-name="Heading_20_1" text:outline-level="1"><text:bookmark text:name="strings"/>Strings<text:span text:style-name="T20"> (String and str)</text:span></text:h>
      <text:p text:style-name="P20"><text:span text:style-name="Source_20_Text">String</text:span> is an allocated string that can be modified.</text:p>
      <text:p text:style-name="P20"><text:span text:style-name="Source_20_Text">str</text:span> is a string slice that can point to a part of a <text:span text:style-name="Source_20_Text">String</text:span>. Since it is pointing to another <text:span text:style-name="Source_20_Text">String</text:span> the contents of the string cannot be changed.</text:p>
      <text:p text:style-name="Code_20_block">let string = String::from("Hello, world<text:span text:style-name="T20">!</text:span>");</text:p>
      <text:p text:style-name="Code_20_block">let slice = &amp;string[0..5];<text:span text:style-name="T20"> // slice is of type &amp;str</text:span></text:p>
      <text:p text:style-name="Code_20_block">let owned = slice.to_owned(); // onwned is of type String</text:p>
      <text:p text:style-name="Code_20_block">let speed = 50;</text:p>
      <text:p text:style-name="Code_20_block">let car_speed = format!("{speed} km/h");</text:p>
      <text:p text:style-name="Code_20_block">let car_speed = format!("{} km/h", speed);</text:p>
      <text:h text:style-name="Heading_20_1" text:outline-level="1"><text:bookmark text:name="modules"/>Modules</text:h>
      <text:p text:style-name="P20">Use <text:span text:style-name="Source_20_Text">pub</text:span> on types, functions, and modules to make them available for other modules:</text:p>
      <text:p text:style-name="Code_20_block">pub fn add_one(value: i32) -&gt; i32 {</text:p>
      <text:p text:style-name="Code_20_block"><text:s text:c="4"/>value + 1</text:p>
      <text:p text:style-name="Code_20_block">}</text:p>
      <text:p text:style-name="P20">Use <text:span text:style-name="Source_20_Text">use</text:span> to import public modules, types, and functions into your module:</text:p>
      <text:p text:style-name="Code_20_block">use std::collection::HashMap;</text:p>
      <text:p text:style-name="P21">Rename an import to avoid name clashing:</text:p>
      <text:p text:style-name="Code_20_block"><text:soft-page-break/><text:span text:style-name="T20">use std::</text:span><text:span text:style-name="T21">path::Path as StdPath;</text:span></text:p>
      <text:h text:style-name="Heading_20_1" text:outline-level="1"><text:bookmark text:name="hashmap"/>HashMap</text:h>
      <text:p text:style-name="P2">Declaration:</text:p>
      <text:p text:style-name="P23">let map<text:span text:style-name="T23">: HashMap&lt;K, V&gt;;</text:span></text:p>
      <text:p text:style-name="Text_20_body">Insert data:</text:p>
      <text:p text:style-name="P26">HashMap::insert(key: K, value: V);</text:p>
      <text:p text:style-name="Text_20_body">Get data:</text:p>
      <text:p text:style-name="P26">HashMap::get(key: &amp;K) -&gt; Option&lt;&amp;V&gt;;</text:p>
      <text:p text:style-name="Text_20_body">Example:</text:p>
      <text:p text:style-name="P25">use std::collections::HashMap;</text:p>
      <text:p text:style-name="P24">let <text:span text:style-name="T24">mut colors</text:span> <text:span text:style-name="T23">= HashMap::new();</text:span></text:p>
      <text:p text:style-name="P26">colors.insert("red", 0xff0000);</text:p>
      <text:p text:style-name="P26">colors.insert("blue", 0x0000ff);</text:p>
      <text:p text:style-name="P26">let blue = colors.get("blue");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de_20_block" style:display-name="Code block" style:family="paragraph" style:parent-style-name="Text_20_body" style:master-page-name="">
      <loext:graphic-properties draw:fill="solid" draw:fill-color="#eeeeee"/>
      <style:paragraph-properties fo:margin-left="0.2in" fo:margin-right="0.2in" fo:margin-top="0in" fo:margin-bottom="0in" style:contextual-spacing="false" fo:line-height="100%" fo:keep-together="always" fo:orphans="0" fo:widows="0" fo:text-indent="0in" style:auto-text-indent="false" style:page-number="auto" fo:background-color="#eeeeee" fo:padding="0.0201in" fo:border="0.06pt solid #000000" style:shadow="none" fo:keep-with-next="always">
        <style:tab-stops/>
      </style:paragraph-properties>
      <style:text-properties style:font-name="Consolas" fo:font-family="Consolas" style:font-style-name="Regular" style:font-family-generic="modern" style:font-pitch="fixed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 officeooo:rsid="00268781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268781" officeooo:paragraph-rsid="00268781"/>
    </style:style>
    <style:style style:name="MT1" style:family="text">
      <style:text-properties style:font-name="Arial"/>
    </style:style>
    <style:style style:name="MT2" style:family="text">
      <style:text-properties officeooo:rsid="0030dda7"/>
    </style:style>
    <style:style style:name="MT3" style:family="text">
      <style:text-properties officeooo:rsid="0037275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Rustlings Cheat Sheet<text:tab/><text:tab/><text:span text:style-name="MT1">Rust Aarhus</text:span></text:p>
      </style:header>
      <style:footer>
        <text:p text:style-name="MP1"><text:span text:style-name="MT2">v1.</text:span><text:span text:style-name="MT3">1</text:span>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1T21:06:35.187000000</meta:creation-date>
    <dc:date>2023-09-03T14:05:54.194000000</dc:date>
    <meta:editing-duration>PT11H2M56S</meta:editing-duration>
    <meta:editing-cycles>35</meta:editing-cycles>
    <meta:generator>LibreOffice/7.6.0.3$Windows_x86 LibreOffice_project/69edd8b8ebc41d00b4de3915dc82f8f0fc3b6265</meta:generator>
    <meta:print-date>2023-07-22T15:17:53.914000000</meta:print-date>
    <meta:document-statistic meta:table-count="0" meta:image-count="0" meta:object-count="0" meta:page-count="7" meta:paragraph-count="191" meta:word-count="921" meta:character-count="5637" meta:non-whitespace-character-count="4747"/>
  </office:meta>
</office:document-meta>
</file>